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officeooo:paragraph-rsid="0050d8a3" style:font-name-complex="Arial"/>
    </style:style>
    <style:style style:name="P4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3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4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1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  <style:style style:name="T11" style:family="text">
      <style:text-properties officeooo:rsid="0050d8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<text:text-input text:description="&lt;setLang( 'en_US')&gt;">setLang_en_US</text:text-input></text:span> <text:text-input text:description="&lt;  o.holiday_status_id.name &gt;">Holiday Status</text:text-input></text:p>
      <text:p text:style-name="P3"><text:text-input text:description="&lt;if test=&quot;'Legal' in o.holiday_status_id.name&quot;&gt;">if legal leave</text:text-input></text:p>
      <text:p text:style-name="P3"><text:text-input text:description="&lt;setLang(o.employee_id.user_id.company_id.partner_id.lang or 'en_US')&gt;"/></text:p>
      <text:p text:style-name="P22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8"/>
      <text:p text:style-name="P8"/>
      <text:p text:style-name="P8"/>
      <text:p text:style-name="P5"/>
      <text:p text:style-name="P5"/>
      <text:p text:style-name="P24"><text:span text:style-name="T3"><text:text-input text:description="&lt;_('Datum zahtjeva')&gt;">Datum zahtjeva</text:text-input></text:span><text:span text:style-name="T2">: </text:span><text:span text:style-name="T6"><text:text-input text:description="&lt;formatLang(o.write_date or '', date=True)&gt;">RequestDate</text:text-input></text:span></text:p>
      <text:p text:style-name="P5"/>
      <text:p text:style-name="P5"/>
      <text:p text:style-name="P5"/>
      <text:p text:style-name="P24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5"/>
      <text:p text:style-name="P5"/>
      <text:p text:style-name="P5"/>
      <text:p text:style-name="P21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1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5"/>
      <text:p text:style-name="P5"/>
      <text:p text:style-name="P5"/>
      <text:p text:style-name="P5"/>
      <text:p text:style-name="P15">____________<text:text-input text:description="&lt;o.employee_id.name or ''&gt;">Employee</text:text-input>___________</text:p>
      <text:p text:style-name="P15"><text:tab/><text:text-input text:description="&lt; _('(podnositelj zahtjeva)')&gt;">(podnositelj zahtjeva)</text:text-input>*</text:p>
      <text:p text:style-name="P5"/>
      <text:p text:style-name="P5"/>
      <text:p text:style-name="P17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0"/>
      <text:p text:style-name="P19">__________________________________________________________________________________________</text:p>
      <text:p text:style-name="P4"><text:text-input text:description="&lt; _('RJEŠENJE O KORIŠTENJU GODIŠNJEG ODMORA') &gt;">RJEŠENJE O KORIŠTENJU GODIŠNJEG ODMORA</text:text-input></text:p>
      <text:p text:style-name="P8"/>
      <text:p text:style-name="P8"/>
      <text:p text:style-name="P5"/>
      <text:p text:style-name="P2"><text:text-input text:description="&lt; _('Odobrava se gore navedeni zahtjev za korištenje godišnjeg odmora.')&gt;">Odobrava se gore navedeni zahtjev za korištenje godišnjeg odmora.</text:text-input></text:p>
      <text:p text:style-name="P7"/>
      <text:p text:style-name="P19">____________________________</text:p>
      <text:p text:style-name="P19"><text:tab/><text:text-input text:description="&lt; _('Potpis i pečat')&gt;">Potpis i pečat</text:text-input></text:p>
      <text:p text:style-name="P19"><text:soft-page-break/><text:text-input text:description="&lt;/if&gt;">end if</text:text-input></text:p>
      <text:p text:style-name="P20"><text:text-input text:description="&lt;if test=&quot;'Sick' in o.holiday_status_id.name&quot;&gt;">if sick leave</text:text-input></text:p>
      <text:p text:style-name="P20"><text:text-input text:description="&lt;setLang(o.employee_id.user_id.company_id.partner_id.lang or 'en_US')&gt;">setLang</text:text-input></text:p>
      <text:p text:style-name="P22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text-input text:description="&lt; _('OBAVJEST O PRIVREMENOJ NESPOSOBNOSTI ZA RAD')&gt; ">OBAVJEST O PRIVREMENOJ NESPOSOBNOSTI ZA RAD</text:text-input></text:p>
      <text:p text:style-name="P14"><text:text-input text:description="&lt; _('(BOLOVANJE)')&gt;">(BOLOVANJE)</text:text-input></text:p>
      <text:p text:style-name="P9"/>
      <text:p text:style-name="P9"/>
      <text:p text:style-name="P9"/>
      <text:p text:style-name="P6"/>
      <text:p text:style-name="P6"/>
      <text:p text:style-name="P25"><text:span text:style-name="T2"><text:text-input text:description="&lt; _('Datum') &gt;">Datum</text:text-input></text:span><text:span text:style-name="T2">: </text:span><text:span text:style-name="T6"><text:text-input text:description="&lt;formatLang(o.write_date or '', date=True)&gt;">RequestDate</text:text-input></text:span></text:p>
      <text:p text:style-name="P6"/>
      <text:p text:style-name="P6"/>
      <text:p text:style-name="P6"/>
      <text:p text:style-name="P25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6"/>
      <text:p text:style-name="P6"/>
      <text:p text:style-name="P6"/>
      <text:p text:style-name="P23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6"/>
      <text:p text:style-name="P6"/>
      <text:p text:style-name="P6"/>
      <text:p text:style-name="P6"/>
      <text:p text:style-name="P16">____________<text:text-input text:description="&lt;o.employee_id.name or ''&gt;">Employee</text:text-input>___________</text:p>
      <text:p text:style-name="P16"><text:tab/><text:text-input text:description="&lt; _('(podnositelj zahtjeva)')&gt;">(podnositelj zahtjeva)</text:text-input>*</text:p>
      <text:p text:style-name="P6"/>
      <text:p text:style-name="P6"/>
      <text:p text:style-name="P18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1"/>
      <text:p text:style-name="P20"/>
      <text:p text:style-name="P20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2-14T11:16:48.165344533</dc:date>
    <meta:print-date>2016-03-11T12:22:00</meta:print-date>
    <meta:editing-cycles>55</meta:editing-cycles>
    <meta:generator>LibreOffice/5.1.5.2$Linux_X86_64 LibreOffice_project/10m0$Build-2</meta:generator>
    <meta:editing-duration>P1DT5H40M17S</meta:editing-duration>
    <meta:document-statistic meta:table-count="0" meta:image-count="0" meta:object-count="0" meta:page-count="2" meta:paragraph-count="30" meta:word-count="239" meta:character-count="1108" meta:non-whitespace-character-count="1004"/>
  </office:meta>
</office:document-meta>
</file>